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e89" officeooo:paragraph-rsid="001f9e8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9e89" officeooo:paragraph-rsid="001f9e8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f9e89" officeooo:paragraph-rsid="001f9e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208d6"/>
    </style:style>
    <style:style style:name="P5" style:family="paragraph" style:parent-style-name="Standard">
      <style:paragraph-properties fo:text-align="start" style:justify-single-word="false"/>
      <style:text-properties officeooo:rsid="001f9e89" officeooo:paragraph-rsid="001f9e89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08d6" officeooo:paragraph-rsid="002208d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e89" officeooo:paragraph-rsid="001f9e8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f9e89" officeooo:paragraph-rsid="001f9e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f9e89" officeooo:paragraph-rsid="001f9e8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normal" officeooo:rsid="0020216b" officeooo:paragraph-rsid="001f9e89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208d6" officeooo:paragraph-rsid="002208d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fo:font-style="normal" style:text-underline-style="none" fo:font-weight="normal" officeooo:rsid="002208d6" officeooo:paragraph-rsid="002208d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0.5pt" fo:font-style="italic" style:text-underline-style="none" fo:font-weight="normal" officeooo:rsid="002208d6" officeooo:paragraph-rsid="002208d6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2208d6" officeooo:paragraph-rsid="002208d6" style:font-size-asian="10.5pt" style:font-style-asian="normal" style:font-weight-asian="normal" style:font-size-complex="12pt" style:font-style-complex="normal" style:font-weight-complex="normal"/>
    </style:style>
    <style:style style:name="P15" style:family="paragraph">
      <loext:graphic-properties draw:fill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9e89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0216b"/>
    </style:style>
    <style:style style:name="T6" style:family="text">
      <style:text-properties style:text-position="0% 100%" fo:font-style="italic" officeooo:rsid="0020216b" style:font-style-asian="italic" style:font-style-complex="italic"/>
    </style:style>
    <style:style style:name="T7" style:family="text">
      <style:text-properties style:text-position="0% 100%" fo:font-style="normal" style:text-underline-style="none" fo:font-weight="normal" officeooo:rsid="002208d6" style:font-style-asian="normal" style:font-weight-asian="normal" style:font-style-complex="normal" style:font-weight-complex="normal"/>
    </style:style>
    <style:style style:name="T8" style:family="text">
      <style:text-properties officeooo:rsid="00222616"/>
    </style:style>
    <style:style style:name="gr1" style:family="graphic">
      <style:graphic-properties svg:stroke-width="0.06cm" svg:stroke-color="#000000" draw:marker-start-width="0.439cm" draw:marker-end-width="0.439cm" draw:fill="none" draw:textarea-horizontal-align="justify" draw:textarea-vertical-align="middle" draw:auto-grow-height="false" fo:min-height="8.731cm" fo:min-width="14.81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trieb Erklärt</text:p>
      <text:p text:style-name="P1"/>
      <text:p text:style-name="P2"/>
      <text:p text:style-name="P3">1) Merken Sie sich ein Becher gefüllt mit Wasser zur Raum-temperatur. Können Sie große Bewegungen in der Flußigkeit erkennen?</text:p>
      <text:p text:style-name="P3"/>
      <text:p text:style-name="P3">____________________________________________________________________________</text:p>
      <text:p text:style-name="P3"/>
      <text:p text:style-name="P5"><text:span text:style-name="T2">2</text:span><text:span text:style-name="T1">) Zeichnen Sie sich den Becher mit Wasser in dem Kasten unten. </text:span></text:p>
      <text:p text:style-name="P3"/>
      <text:p text:style-name="P3"><draw:custom-shape text:anchor-type="paragraph" draw:z-index="0" draw:name="Shape1" draw:style-name="gr1" draw:text-style-name="P15" svg:width="14.876cm" svg:height="8.792cm" svg:x="0.637cm" svg:y="0.35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In Ihrer Skizze, merken Sie ein Flußigkeit Volume von 1cm<text:span text:style-name="T3">3</text:span><text:span text:style-name="T4">. Was ist die Masse und Gewicht von dem 1cm</text:span><text:span text:style-name="T3">3 <text:s/></text:span><text:span text:style-name="T5">Wasserw</text:span><text:span text:style-name="T4">ürfel?</text:span></text:p>
      <text:p text:style-name="P9"/>
      <text:p text:style-name="P9">________________________________________________________________________________</text:p>
      <text:p text:style-name="P9"/>
      <text:p text:style-name="P9">________________________________________________________________________________</text:p>
      <text:p text:style-name="P9"/>
      <text:p text:style-name="P3"><text:span text:style-name="T4">4) <text:s/></text:span><text:span text:style-name="T5">Wir sagen das Wasser befindet sich in </text:span><text:span text:style-name="T6">hydrostatisches Gleichgewicht.</text:span><text:span text:style-name="T5"> Erklären Sie den Begriff </text:span><text:span text:style-name="T6">hydrostatisches Gleichgewicht.</text:span></text:p>
      <text:p text:style-name="P10"/>
      <text:p text:style-name="P10">________________________________________________________________________________</text:p>
      <text:p text:style-name="P10"/>
      <text:p text:style-name="P10">________________________________________________________________________________</text:p>
      <text:p text:style-name="P10"/>
      <text:p text:style-name="P10">________________________________________________________________________________</text:p>
      <text:p text:style-name="P10"/>
      <text:p text:style-name="P10"/>
      <text:p text:style-name="P6"><text:span text:style-name="T5">5</text:span><text:span text:style-name="T4">) Einen grünen Plastikwürfel wird in Luft und Wasser gewogen. Notieren Sie die Ergebnisse</text:span></text:p>
      <text:p text:style-name="P11"/>
      <text:p text:style-name="P11"/>
      <text:p text:style-name="P11"/>
      <text:p text:style-name="P11"><text:soft-page-break/>6) Was ist die Volume des Plastikwürfels?</text:p>
      <text:p text:style-name="P11"/>
      <text:p text:style-name="P11">________________________________________________________________________________</text:p>
      <text:p text:style-name="P11"/>
      <text:p text:style-name="P11"/>
      <text:p text:style-name="P4"><text:span text:style-name="T7">7) Wenn der Plastikwürfel sinkt, Wasser wird verdrängt. Wie sind die Masse und Gewicht des </text:span><text:span text:style-name="T4">verdrängten</text:span><text:span text:style-name="T7"> Wassers?</text:span></text:p>
      <text:p text:style-name="P11"/>
      <text:p text:style-name="P11">________________________________________________________________________________</text:p>
      <text:p text:style-name="P11"/>
      <text:p text:style-name="P11">________________________________________________________________________________</text:p>
      <text:p text:style-name="P11"/>
      <text:p text:style-name="P11">8) Das archimedische Prinzip lautet:</text:p>
      <text:p text:style-name="P12"/>
      <text:p text:style-name="P13">Der statische Auftrieb eines Körpers in einem Medium ist genauso groß wie die Gewichtskraft des vom Körper verdrängten Mediums</text:p>
      <text:p text:style-name="P13"/>
      <text:p text:style-name="P14">Stimmt das hier? Hinweis: Vergleichen Sie ihren Antworten von <text:s/>Aufgabe 7) mit der von Aufgabe 5)</text:p>
      <text:p text:style-name="P14"/>
      <text:p text:style-name="P14">________________________________________________________________________________</text:p>
      <text:p text:style-name="P14"/>
      <text:p text:style-name="P14">________________________________________________________________________________</text:p>
      <text:p text:style-name="P14"/>
      <text:p text:style-name="P14">________________________________________________________________________________</text:p>
      <text:p text:style-name="P14"/>
      <text:p text:style-name="P14">9) Wiederholen Sie das Experiment mit einem anderen Gegenstand. Wie kann man die Volume des Gegenstands berechnen?</text:p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15:29:09.835305615</meta:creation-date>
    <dc:date>2024-11-19T08:54:03.932373975</dc:date>
    <meta:editing-duration>PT21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177" meta:character-count="2023" meta:non-whitespace-character-count="1866"/>
  </office:meta>
</office:document-meta>
</file>